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Stage in Path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subj</text:p>
          </table:table-cell>
          <table:table-cell office:value-type="float" office:value="0.93562929" calcext:value-type="float">
            <text:p>0.93562929</text:p>
          </table:table-cell>
          <table:table-cell office:value-type="float" office:value="0.93370937" calcext:value-type="float">
            <text:p>0.93370937</text:p>
          </table:table-cell>
          <table:table-cell office:value-type="float" office:value="0.93948937" calcext:value-type="float">
            <text:p>0.9394893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</text:p>
          </table:table-cell>
          <table:table-cell office:value-type="float" office:value="0.98692995" calcext:value-type="float">
            <text:p>0.98692995</text:p>
          </table:table-cell>
          <table:table-cell office:value-type="float" office:value="0.98665647" calcext:value-type="float">
            <text:p>0.98665647</text:p>
          </table:table-cell>
          <table:table-cell office:value-type="float" office:value="0.98749539" calcext:value-type="float">
            <text:p>0.9874953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</text:p>
          </table:table-cell>
          <table:table-cell office:value-type="float" office:value="0.99046074" calcext:value-type="float">
            <text:p>0.99046074</text:p>
          </table:table-cell>
          <table:table-cell office:value-type="float" office:value="0.99049747" calcext:value-type="float">
            <text:p>0.99049747</text:p>
          </table:table-cell>
          <table:table-cell office:value-type="float" office:value="0.99089038" calcext:value-type="float">
            <text:p>0.9908903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j</text:p>
          </table:table-cell>
          <table:table-cell office:value-type="float" office:value="0.93562929" calcext:value-type="float">
            <text:p>0.93562929</text:p>
          </table:table-cell>
          <table:table-cell office:value-type="float" office:value="0.93370937" calcext:value-type="float">
            <text:p>0.93370937</text:p>
          </table:table-cell>
          <table:table-cell office:value-type="float" office:value="0.93948937" calcext:value-type="float">
            <text:p>0.9394893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obj</text:p>
          </table:table-cell>
          <table:table-cell table:number-columns-repeated="3"/>
        </table:table-row>
      </table:table>
      <table:table table:name="Subj stage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22"/>-</text:p>
          </table:table-cell>
          <table:table-cell office:value-type="float" office:value="0.99587836" calcext:value-type="float">
            <text:p>0.99587836</text:p>
          </table:table-cell>
          <table:table-cell office:value-type="float" office:value="0.9860648" calcext:value-type="float">
            <text:p>0.9860648</text:p>
          </table:table-cell>
          <table:table-cell office:value-type="float" office:value="0.99094728" calcext:value-type="float">
            <text:p>0.99094728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2</text:p>
          </table:table-cell>
          <table:table-cell office:value-type="float" office:value="0.67950963" calcext:value-type="float">
            <text:p>0.67950963</text:p>
          </table:table-cell>
          <table:table-cell office:value-type="float" office:value="0.57227139" calcext:value-type="float">
            <text:p>0.57227139</text:p>
          </table:table-cell>
          <table:table-cell office:value-type="float" office:value="0.62129704" calcext:value-type="float">
            <text:p>0.6212970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3</text:p>
          </table:table-cell>
          <table:table-cell office:value-type="float" office:value="0.99160148" calcext:value-type="float">
            <text:p>0.99160148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48292" calcext:value-type="float">
            <text:p>0.9934829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1-SG</text:p>
          </table:table-cell>
          <table:table-cell office:value-type="float" office:value="0.54930362" calcext:value-type="float">
            <text:p>0.54930362</text:p>
          </table:table-cell>
          <table:table-cell office:value-type="float" office:value="0.57492711" calcext:value-type="float">
            <text:p>0.57492711</text:p>
          </table:table-cell>
          <table:table-cell office:value-type="float" office:value="0.56182336" calcext:value-type="float">
            <text:p>0.5618233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5-SG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992767" calcext:value-type="float">
            <text:p>0.6799276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7-SG</text:p>
          </table:table-cell>
          <table:table-cell office:value-type="float" office:value="0.88604353" calcext:value-type="float">
            <text:p>0.88604353</text:p>
          </table:table-cell>
          <table:table-cell office:value-type="float" office:value="0.89060489" calcext:value-type="float">
            <text:p>0.89060489</text:p>
          </table:table-cell>
          <table:table-cell office:value-type="float" office:value="0.88831836" calcext:value-type="float">
            <text:p>0.88831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2</text:p>
          </table:table-cell>
          <table:table-cell office:value-type="float" office:value="0.96943231" calcext:value-type="float">
            <text:p>0.96943231</text:p>
          </table:table-cell>
          <table:table-cell office:value-type="float" office:value="0.98013245" calcext:value-type="float">
            <text:p>0.98013245</text:p>
          </table:table-cell>
          <table:table-cell office:value-type="float" office:value="0.97475302" calcext:value-type="float">
            <text:p>0.974753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3</text:p>
          </table:table-cell>
          <table:table-cell office:value-type="float" office:value="0.95775589" calcext:value-type="float">
            <text:p>0.95775589</text:p>
          </table:table-cell>
          <table:table-cell office:value-type="float" office:value="0.99067358" calcext:value-type="float">
            <text:p>0.99067358</text:p>
          </table:table-cell>
          <table:table-cell office:value-type="float" office:value="0.97393667" calcext:value-type="float">
            <text:p>0.9739366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3-SG</text:p>
          </table:table-cell>
          <table:table-cell office:value-type="float" office:value="0.51448809" calcext:value-type="float">
            <text:p>0.51448809</text:p>
          </table:table-cell>
          <table:table-cell office:value-type="float" office:value="0.50219987" calcext:value-type="float">
            <text:p>0.50219987</text:p>
          </table:table-cell>
          <table:table-cell office:value-type="float" office:value="0.50826972" calcext:value-type="float">
            <text:p>0.5082697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4-PL</text:p>
          </table:table-cell>
          <table:table-cell office:value-type="float" office:value="0.22058824" calcext:value-type="float">
            <text:p>0.2205882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7009346" calcext:value-type="float">
            <text:p>0.07009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5-SG</text:p>
          </table:table-cell>
          <table:table-cell office:value-type="float" office:value="0.98795181" calcext:value-type="float">
            <text:p>0.98795181</text:p>
          </table:table-cell>
          <table:table-cell office:value-type="float" office:value="0.99429387" calcext:value-type="float">
            <text:p>0.99429387</text:p>
          </table:table-cell>
          <table:table-cell office:value-type="float" office:value="0.99111269" calcext:value-type="float">
            <text:p>0.991112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6-PL</text:p>
          </table:table-cell>
          <table:table-cell office:value-type="float" office:value="0.82919847" calcext:value-type="float">
            <text:p>0.82919847</text:p>
          </table:table-cell>
          <table:table-cell office:value-type="float" office:value="0.94149512" calcext:value-type="float">
            <text:p>0.94149512</text:p>
          </table:table-cell>
          <table:table-cell office:value-type="float" office:value="0.8817859" calcext:value-type="float">
            <text:p>0.881785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8"/>SUB-PREF=6-PLSG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10852713" calcext:value-type="float">
            <text:p>0.10852713</text:p>
          </table:table-cell>
          <table:table-cell office:value-type="float" office:value="0.16" calcext:value-type="float">
            <text:p>0.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7-SG</text:p>
          </table:table-cell>
          <table:table-cell office:value-type="float" office:value="0.99101796" calcext:value-type="float">
            <text:p>0.99101796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" calcext:value-type="float">
            <text:p>0.99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9-SG</text:p>
          </table:table-cell>
          <table:table-cell office:value-type="float" office:value="0.92833333" calcext:value-type="float">
            <text:p>0.92833333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658811" calcext:value-type="float">
            <text:p>0.9565881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SUB-PREF=HABIT-PL</text:p>
          </table:table-cell>
          <table:table-cell office:value-type="float" office:value="0.44175824" calcext:value-type="float">
            <text:p>0.44175824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" calcext:value-type="float">
            <text:p>0.4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-</text:p>
          </table:table-cell>
          <table:table-cell office:value-type="float" office:value="0.99587836" calcext:value-type="float">
            <text:p>0.99587836</text:p>
          </table:table-cell>
          <table:table-cell office:value-type="float" office:value="0.9860648" calcext:value-type="float">
            <text:p>0.9860648</text:p>
          </table:table-cell>
          <table:table-cell office:value-type="float" office:value="0.99094728" calcext:value-type="float">
            <text:p>0.99094728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2</text:p>
          </table:table-cell>
          <table:table-cell office:value-type="float" office:value="0.67950963" calcext:value-type="float">
            <text:p>0.67950963</text:p>
          </table:table-cell>
          <table:table-cell office:value-type="float" office:value="0.57227139" calcext:value-type="float">
            <text:p>0.57227139</text:p>
          </table:table-cell>
          <table:table-cell office:value-type="float" office:value="0.62129704" calcext:value-type="float">
            <text:p>0.6212970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3</text:p>
          </table:table-cell>
          <table:table-cell office:value-type="float" office:value="0.99160148" calcext:value-type="float">
            <text:p>0.99160148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48292" calcext:value-type="float">
            <text:p>0.9934829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1-SG</text:p>
          </table:table-cell>
          <table:table-cell office:value-type="float" office:value="0.54930362" calcext:value-type="float">
            <text:p>0.54930362</text:p>
          </table:table-cell>
          <table:table-cell office:value-type="float" office:value="0.57492711" calcext:value-type="float">
            <text:p>0.57492711</text:p>
          </table:table-cell>
          <table:table-cell office:value-type="float" office:value="0.56182336" calcext:value-type="float">
            <text:p>0.5618233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5-SG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992767" calcext:value-type="float">
            <text:p>0.6799276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7-SG</text:p>
          </table:table-cell>
          <table:table-cell office:value-type="float" office:value="0.88604353" calcext:value-type="float">
            <text:p>0.88604353</text:p>
          </table:table-cell>
          <table:table-cell office:value-type="float" office:value="0.89060489" calcext:value-type="float">
            <text:p>0.89060489</text:p>
          </table:table-cell>
          <table:table-cell office:value-type="float" office:value="0.88831836" calcext:value-type="float">
            <text:p>0.88831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2</text:p>
          </table:table-cell>
          <table:table-cell office:value-type="float" office:value="0.96943231" calcext:value-type="float">
            <text:p>0.96943231</text:p>
          </table:table-cell>
          <table:table-cell office:value-type="float" office:value="0.98013245" calcext:value-type="float">
            <text:p>0.98013245</text:p>
          </table:table-cell>
          <table:table-cell office:value-type="float" office:value="0.97475302" calcext:value-type="float">
            <text:p>0.974753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3</text:p>
          </table:table-cell>
          <table:table-cell office:value-type="float" office:value="0.95775589" calcext:value-type="float">
            <text:p>0.95775589</text:p>
          </table:table-cell>
          <table:table-cell office:value-type="float" office:value="0.99067358" calcext:value-type="float">
            <text:p>0.99067358</text:p>
          </table:table-cell>
          <table:table-cell office:value-type="float" office:value="0.97393667" calcext:value-type="float">
            <text:p>0.9739366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3-SG</text:p>
          </table:table-cell>
          <table:table-cell office:value-type="float" office:value="0.51448809" calcext:value-type="float">
            <text:p>0.51448809</text:p>
          </table:table-cell>
          <table:table-cell office:value-type="float" office:value="0.50219987" calcext:value-type="float">
            <text:p>0.50219987</text:p>
          </table:table-cell>
          <table:table-cell office:value-type="float" office:value="0.50826972" calcext:value-type="float">
            <text:p>0.5082697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4-PL</text:p>
          </table:table-cell>
          <table:table-cell office:value-type="float" office:value="0.22058824" calcext:value-type="float">
            <text:p>0.2205882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7009346" calcext:value-type="float">
            <text:p>0.07009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5-SG</text:p>
          </table:table-cell>
          <table:table-cell office:value-type="float" office:value="0.98795181" calcext:value-type="float">
            <text:p>0.98795181</text:p>
          </table:table-cell>
          <table:table-cell office:value-type="float" office:value="0.99429387" calcext:value-type="float">
            <text:p>0.99429387</text:p>
          </table:table-cell>
          <table:table-cell office:value-type="float" office:value="0.99111269" calcext:value-type="float">
            <text:p>0.991112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6-PL</text:p>
          </table:table-cell>
          <table:table-cell office:value-type="float" office:value="0.82919847" calcext:value-type="float">
            <text:p>0.82919847</text:p>
          </table:table-cell>
          <table:table-cell office:value-type="float" office:value="0.94149512" calcext:value-type="float">
            <text:p>0.94149512</text:p>
          </table:table-cell>
          <table:table-cell office:value-type="float" office:value="0.8817859" calcext:value-type="float">
            <text:p>0.881785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6-PLSG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10852713" calcext:value-type="float">
            <text:p>0.10852713</text:p>
          </table:table-cell>
          <table:table-cell office:value-type="float" office:value="0.16" calcext:value-type="float">
            <text:p>0.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7-SG</text:p>
          </table:table-cell>
          <table:table-cell office:value-type="float" office:value="0.99101796" calcext:value-type="float">
            <text:p>0.99101796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" calcext:value-type="float">
            <text:p>0.99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9-SG</text:p>
          </table:table-cell>
          <table:table-cell office:value-type="float" office:value="0.92833333" calcext:value-type="float">
            <text:p>0.92833333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658811" calcext:value-type="float">
            <text:p>0.9565881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HABIT-PL</text:p>
          </table:table-cell>
          <table:table-cell office:value-type="float" office:value="0.44175824" calcext:value-type="float">
            <text:p>0.44175824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" calcext:value-type="float">
            <text:p>0.4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AM stag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2"/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/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/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7"/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bj stag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-</text:p>
          </table:table-cell>
          <table:table-cell office:value-type="float" office:value="0.99447145" calcext:value-type="float">
            <text:p>0.99447145</text:p>
          </table:table-cell>
          <table:table-cell office:value-type="float" office:value="0.99730509" calcext:value-type="float">
            <text:p>0.99730509</text:p>
          </table:table-cell>
          <table:table-cell office:value-type="float" office:value="0.99588625" calcext:value-type="float">
            <text:p>0.9958862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1</text:p>
          </table:table-cell>
          <table:table-cell office:value-type="float" office:value="0.98366013" calcext:value-type="float">
            <text:p>0.98366013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6166134" calcext:value-type="float">
            <text:p>0.961661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2</text:p>
          </table:table-cell>
          <table:table-cell office:value-type="float" office:value="0.93401015" calcext:value-type="float">
            <text:p>0.93401015</text:p>
          </table:table-cell>
          <table:table-cell office:value-type="float" office:value="0.87203791" calcext:value-type="float">
            <text:p>0.87203791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3</text:p>
          </table:table-cell>
          <table:table-cell office:value-type="float" office:value="0.98411215" calcext:value-type="float">
            <text:p>0.98411215</text:p>
          </table:table-cell>
          <table:table-cell office:value-type="float" office:value="0.99199246" calcext:value-type="float">
            <text:p>0.99199246</text:p>
          </table:table-cell>
          <table:table-cell office:value-type="float" office:value="0.98803659" calcext:value-type="float">
            <text:p>0.98803659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0-PL</text:p>
          </table:table-cell>
          <table:table-cell office:value-type="float" office:value="0.9887218" calcext:value-type="float">
            <text:p>0.9887218</text:p>
          </table:table-cell>
          <table:table-cell office:value-type="float" office:value="0.97407407" calcext:value-type="float">
            <text:p>0.97407407</text:p>
          </table:table-cell>
          <table:table-cell office:value-type="float" office:value="0.98134328" calcext:value-type="float">
            <text:p>0.9813432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1-SG</text:p>
          </table:table-cell>
          <table:table-cell office:value-type="float" office:value="0.27659574" calcext:value-type="float">
            <text:p>0.27659574</text:p>
          </table:table-cell>
          <table:table-cell office:value-type="float" office:value="0.23214286" calcext:value-type="float">
            <text:p>0.23214286</text:p>
          </table:table-cell>
          <table:table-cell office:value-type="float" office:value="0.25242718" calcext:value-type="float">
            <text:p>0.252427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5-SG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6-SG</text:p>
          </table:table-cell>
          <table:table-cell office:value-type="float" office:value="0.9" calcext:value-type="float">
            <text:p>0.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48648649" calcext:value-type="float">
            <text:p>0.48648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1</text:p>
          </table:table-cell>
          <table:table-cell office:value-type="float" office:value="0.95939086" calcext:value-type="float">
            <text:p>0.95939086</text:p>
          </table:table-cell>
          <table:table-cell office:value-type="float" office:value="0.85909091" calcext:value-type="float">
            <text:p>0.85909091</text:p>
          </table:table-cell>
          <table:table-cell office:value-type="float" office:value="0.90647482" calcext:value-type="float">
            <text:p>0.9064748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2</text:p>
          </table:table-cell>
          <table:table-cell office:value-type="float" office:value="0.69127517" calcext:value-type="float">
            <text:p>0.69127517</text:p>
          </table:table-cell>
          <table:table-cell office:value-type="float" office:value="0.70068027" calcext:value-type="float">
            <text:p>0.70068027</text:p>
          </table:table-cell>
          <table:table-cell office:value-type="float" office:value="0.69594595" calcext:value-type="float">
            <text:p>0.695945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3</text:p>
          </table:table-cell>
          <table:table-cell office:value-type="float" office:value="0.93529412" calcext:value-type="float">
            <text:p>0.93529412</text:p>
          </table:table-cell>
          <table:table-cell office:value-type="float" office:value="0.92982456" calcext:value-type="float">
            <text:p>0.92982456</text:p>
          </table:table-cell>
          <table:table-cell office:value-type="float" office:value="0.93255132" calcext:value-type="float">
            <text:p>0.9325513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3-SG</text:p>
          </table:table-cell>
          <table:table-cell office:value-type="float" office:value="0.84385382" calcext:value-type="float">
            <text:p>0.84385382</text:p>
          </table:table-cell>
          <table:table-cell office:value-type="float" office:value="0.78881988" calcext:value-type="float">
            <text:p>0.78881988</text:p>
          </table:table-cell>
          <table:table-cell office:value-type="float" office:value="0.81540931" calcext:value-type="float">
            <text:p>0.8154093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4-PL</text:p>
          </table:table-cell>
          <table:table-cell office:value-type="float" office:value="0.25" calcext:value-type="float">
            <text:p>0.2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1658" calcext:value-type="float">
            <text:p>0.17616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5-SG</text:p>
          </table:table-cell>
          <table:table-cell office:value-type="float" office:value="0.9701897" calcext:value-type="float">
            <text:p>0.9701897</text:p>
          </table:table-cell>
          <table:table-cell office:value-type="float" office:value="0.92268041" calcext:value-type="float">
            <text:p>0.92268041</text:p>
          </table:table-cell>
          <table:table-cell office:value-type="float" office:value="0.94583884" calcext:value-type="float">
            <text:p>0.9458388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6-PL</text:p>
          </table:table-cell>
          <table:table-cell office:value-type="float" office:value="0.98313253" calcext:value-type="float">
            <text:p>0.98313253</text:p>
          </table:table-cell>
          <table:table-cell office:value-type="float" office:value="0.99029126" calcext:value-type="float">
            <text:p>0.99029126</text:p>
          </table:table-cell>
          <table:table-cell office:value-type="float" office:value="0.98669891" calcext:value-type="float">
            <text:p>0.9866989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7-SG</text:p>
          </table:table-cell>
          <table:table-cell office:value-type="float" office:value="0.94166667" calcext:value-type="float">
            <text:p>0.94166667</text:p>
          </table:table-cell>
          <table:table-cell office:value-type="float" office:value="0.84962406" calcext:value-type="float">
            <text:p>0.84962406</text:p>
          </table:table-cell>
          <table:table-cell office:value-type="float" office:value="0.89328063" calcext:value-type="float">
            <text:p>0.8932806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8-PL</text:p>
          </table:table-cell>
          <table:table-cell office:value-type="float" office:value="0.95945946" calcext:value-type="float">
            <text:p>0.95945946</text:p>
          </table:table-cell>
          <table:table-cell office:value-type="float" office:value="0.93421053" calcext:value-type="float">
            <text:p>0.93421053</text:p>
          </table:table-cell>
          <table:table-cell office:value-type="float" office:value="0.94666667" calcext:value-type="float">
            <text:p>0.94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9-SG</text:p>
          </table:table-cell>
          <table:table-cell office:value-type="float" office:value="0.81090909" calcext:value-type="float">
            <text:p>0.81090909</text:p>
          </table:table-cell>
          <table:table-cell office:value-type="float" office:value="0.83992467" calcext:value-type="float">
            <text:p>0.83992467</text:p>
          </table:table-cell>
          <table:table-cell office:value-type="float" office:value="0.82516189" calcext:value-type="float">
            <text:p>0.825161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PL-REFL</text:p>
          </table:table-cell>
          <table:table-cell office:value-type="float" office:value="0.87912088" calcext:value-type="float">
            <text:p>0.87912088</text:p>
          </table:table-cell>
          <table:table-cell office:value-type="float" office:value="0.82474227" calcext:value-type="float">
            <text:p>0.82474227</text:p>
          </table:table-cell>
          <table:table-cell office:value-type="float" office:value="0.85106383" calcext:value-type="float">
            <text:p>0.8510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SG-REFL</text:p>
          </table:table-cell>
          <table:table-cell office:value-type="float" office:value="0.90410959" calcext:value-type="float">
            <text:p>0.90410959</text:p>
          </table:table-cell>
          <table:table-cell office:value-type="float" office:value="0.91848907" calcext:value-type="float">
            <text:p>0.91848907</text:p>
          </table:table-cell>
          <table:table-cell office:value-type="float" office:value="0.9112426" calcext:value-type="float">
            <text:p>0.9112426</text:p>
          </table:table-cell>
          <table:table-cell office:value-type="float" office:value="503" calcext:value-type="float">
            <text:p>503</text:p>
          </table:table-cell>
        </table:table-row>
      </table:table>
      <table:table table:name="Rel stag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-SG-SUB</text:p>
          </table:table-cell>
          <table:table-cell office:value-type="float" office:value="0.97613883" calcext:value-type="float">
            <text:p>0.97613883</text:p>
          </table:table-cell>
          <table:table-cell office:value-type="float" office:value="0.98468271" calcext:value-type="float">
            <text:p>0.98468271</text:p>
          </table:table-cell>
          <table:table-cell office:value-type="float" office:value="0.98039216" calcext:value-type="float">
            <text:p>0.9803921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1-SG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82727273" calcext:value-type="float">
            <text:p>0.82727273</text:p>
          </table:table-cell>
          <table:table-cell office:value-type="float" office:value="0.74897119" calcext:value-type="float">
            <text:p>0.748971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5-SG</text:p>
          </table:table-cell>
          <table:table-cell office:value-type="float" office:value="0.74418605" calcext:value-type="float">
            <text:p>0.74418605</text:p>
          </table:table-cell>
          <table:table-cell office:value-type="float" office:value="0.68085106" calcext:value-type="float">
            <text:p>0.68085106</text:p>
          </table:table-cell>
          <table:table-cell office:value-type="float" office:value="0.71111111" calcext:value-type="float">
            <text:p>0.71111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6-SG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23017" calcext:value-type="float">
            <text:p>0.9932301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7-SG</text:p>
          </table:table-cell>
          <table:table-cell office:value-type="float" office:value="0.31818182" calcext:value-type="float">
            <text:p>0.31818182</text:p>
          </table:table-cell>
          <table:table-cell office:value-type="float" office:value="0.41176471" calcext:value-type="float">
            <text:p>0.41176471</text:p>
          </table:table-cell>
          <table:table-cell office:value-type="float" office:value="0.35897436" calcext:value-type="float">
            <text:p>0.358974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8-SG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2-PL-SUB</text:p>
          </table:table-cell>
          <table:table-cell office:value-type="float" office:value="0.87903226" calcext:value-type="float">
            <text:p>0.87903226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682196" calcext:value-type="float">
            <text:p>0.9068219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3-SG</text:p>
          </table:table-cell>
          <table:table-cell office:value-type="float" office:value="0.49315068" calcext:value-type="float">
            <text:p>0.49315068</text:p>
          </table:table-cell>
          <table:table-cell office:value-type="float" office:value="0.23376623" calcext:value-type="float">
            <text:p>0.23376623</text:p>
          </table:table-cell>
          <table:table-cell office:value-type="float" office:value="0.31718062" calcext:value-type="float">
            <text:p>0.317180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4-PL</text:p>
          </table:table-cell>
          <table:table-cell office:value-type="float" office:value="0.57462687" calcext:value-type="float">
            <text:p>0.57462687</text:p>
          </table:table-cell>
          <table:table-cell office:value-type="float" office:value="0.47239264" calcext:value-type="float">
            <text:p>0.47239264</text:p>
          </table:table-cell>
          <table:table-cell office:value-type="float" office:value="0.51851852" calcext:value-type="float">
            <text:p>0.5185185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6-PL</text:p>
          </table:table-cell>
          <table:table-cell office:value-type="float" office:value="0.84554974" calcext:value-type="float">
            <text:p>0.84554974</text:p>
          </table:table-cell>
          <table:table-cell office:value-type="float" office:value="0.76359338" calcext:value-type="float">
            <text:p>0.76359338</text:p>
          </table:table-cell>
          <table:table-cell office:value-type="float" office:value="0.80248447" calcext:value-type="float">
            <text:p>0.8024844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9-SG</text:p>
          </table:table-cell>
          <table:table-cell office:value-type="float" office:value="0.75792988" calcext:value-type="float">
            <text:p>0.75792988</text:p>
          </table:table-cell>
          <table:table-cell office:value-type="float" office:value="0.8697318" calcext:value-type="float">
            <text:p>0.8697318</text:p>
          </table:table-cell>
          <table:table-cell office:value-type="float" office:value="0.80999108" calcext:value-type="float">
            <text:p>0.809991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GEN</text:p>
          </table:table-cell>
          <table:table-cell office:value-type="float" office:value="0.98942598" calcext:value-type="float">
            <text:p>0.98942598</text:p>
          </table:table-cell>
          <table:table-cell office:value-type="float" office:value="0.95203488" calcext:value-type="float">
            <text:p>0.95203488</text:p>
          </table:table-cell>
          <table:table-cell office:value-type="float" office:value="0.97037037" calcext:value-type="float">
            <text:p>0.9703703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0:41:53.969375850</meta:creation-date>
    <dc:date>2018-06-17T11:12:48.857533522</dc:date>
    <meta:editing-duration>PT30M49S</meta:editing-duration>
    <meta:editing-cycles>11</meta:editing-cycles>
    <meta:generator>LibreOffice/6.0.4.2$Linux_X86_64 LibreOffice_project/00m0$Build-2</meta:generator>
    <meta:document-statistic meta:table-count="5" meta:cell-count="783" meta:object-count="0"/>
  </office:meta>
</office:document-meta>
</file>